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852cm"/>
    </style:style>
    <style:style style:name="Tabela1.B" style:family="table-column">
      <style:table-column-properties style:column-width="2.926cm"/>
    </style:style>
    <style:style style:name="Tabela1.C" style:family="table-column">
      <style:table-column-properties style:column-width="5.002cm"/>
    </style:style>
    <style:style style:name="Tabela1.D" style:family="table-column">
      <style:table-column-properties style:column-width="6.219cm"/>
    </style:style>
    <style:style style:name="Tabela1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top="0cm" fo:margin-bottom="0.247cm" style:contextual-spacing="false" fo:line-height="114%"/>
    </style:style>
    <style:style style:name="P2" style:family="paragraph" style:parent-style-name="Table_20_Contents">
      <style:paragraph-properties fo:margin-top="0cm" fo:margin-bottom="0.247cm" style:contextual-spacing="false" fo:line-height="114%"/>
    </style:style>
    <style:style style:name="P3" style:family="paragraph" style:parent-style-name="Table_20_Contents">
      <style:paragraph-properties fo:margin-top="0cm" fo:margin-bottom="0cm" style:contextual-spacing="false" fo:line-height="114%"/>
    </style:style>
    <style:style style:name="P4" style:family="paragraph" style:parent-style-name="Table_20_Contents">
      <style:paragraph-properties fo:margin-top="0cm" fo:margin-bottom="0.247cm" style:contextual-spacing="false" fo:line-height="114%"/>
      <style:text-properties style:font-name="Google Sans Text" fo:font-weight="bold"/>
    </style:style>
    <style:style style:name="P5" style:family="paragraph" style:parent-style-name="Table_20_Contents">
      <style:paragraph-properties fo:margin-top="0cm" fo:margin-bottom="0.247cm" style:contextual-spacing="false" fo:line-height="114%"/>
      <style:text-properties style:font-name="Google Sans Text"/>
    </style:style>
    <style:style style:name="P6" style:family="paragraph" style:parent-style-name="Text_20_body">
      <style:paragraph-properties fo:margin-top="0cm" fo:margin-bottom="0.247cm" style:contextual-spacing="false" fo:line-height="114%"/>
    </style:style>
    <style:style style:name="P7" style:family="paragraph" style:parent-style-name="Text_20_body" style:list-style-name="L1">
      <style:paragraph-properties fo:margin-top="0cm" fo:margin-bottom="0.247cm" style:contextual-spacing="false" fo:line-height="114%" fo:padding="0cm" fo:border="none"/>
    </style:style>
    <style:style style:name="P8" style:family="paragraph" style:parent-style-name="Text_20_body">
      <style:paragraph-properties fo:margin-top="0cm" fo:margin-bottom="0.247cm" style:contextual-spacing="false" fo:line-height="114%"/>
      <style:text-properties style:font-name="Google Sans Text"/>
    </style:style>
    <style:style style:name="P9" style:family="paragraph" style:parent-style-name="Text_20_body" style:list-style-name="L1">
      <style:paragraph-properties fo:margin-top="0cm" fo:margin-bottom="0.247cm" style:contextual-spacing="false" fo:line-height="114%" fo:padding="0cm" fo:border="none"/>
      <style:text-properties style:font-name="Google Sans Text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T4" style:family="text">
      <style:text-properties fo:font-size="8pt" fo:background-color="transparent" loext:char-shading-value="0"/>
    </style:style>
    <style:style style:name="T5" style:family="text">
      <style:text-properties style:font-name="Google Sans Text"/>
    </style:style>
    <style:style style:name="T6" style:family="text">
      <style:text-properties style:font-name="Google Sans Text" fo:font-style="italic"/>
    </style:style>
    <style:style style:name="T7" style:family="text">
      <style:text-properties style:font-name="Google Sans Text" fo:font-weight="bold"/>
    </style:style>
    <style:style style:name="T8" style:family="text">
      <style:text-properties style:font-name="Google Sans Text" fo:font-size="8pt" fo:background-color="transparent" loext:char-shading-value="0"/>
    </style:style>
    <style:style style:name="T9" style:family="text">
      <style:text-properties style:font-name="Google Sans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Com base na documentação fornecida, um formulário de </text:span><text:span text:style-name="T6">Self-Service</text:span><text:span text:style-name="T5"> para o Agente EIAH deve focar em coletar as informações de </text:span><text:span text:style-name="T7">entrada</text:span><text:span text:style-name="T5"> necessárias para a chamada </text:span><text:span text:style-name="Source_20_Text"><text:span text:style-name="T5">POST /api/runs</text:span></text:span><text:span text:style-name="T5"> e fornecer as </text:span><text:span text:style-name="T7">instruções</text:span><text:span text:style-name="T5"> de extração de forma clara</text:span><text:span text:style-name="T5">.</text:span></text:p>
      <text:p text:style-name="P6"><text:span text:style-name="T5">Abaixo está a modelagem do formulário, focando em simplicidade e aderência ao </text:span><text:span text:style-name="Source_20_Text"><text:span text:style-name="T5">prompt_otimizado</text:span></text:span><text:span text:style-name="T5">.</text:span></text:p>
      <text:p text:style-name="Horizontal_20_Line"/>
      <text:h text:style-name="P1" text:outline-level="2">📝 <text:span text:style-name="T9">Formulário de Self-Service para Agente EIAH (UiPath IDP)</text:span></text:h>
      <text:p text:style-name="P6"><text:span text:style-name="T5">O formulário deve ser desenhado para obter os campos </text:span><text:span text:style-name="Source_20_Text"><text:span text:style-name="T5">input.text</text:span></text:span><text:span text:style-name="T5"> (instruções) e </text:span><text:span text:style-name="Source_20_Text"><text:span text:style-name="T5">input.files</text:span></text:span><text:span text:style-name="T5"> (o documento a ser processado), além dos metadados essenciais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 table:style-name="TableLine2023943651232">
            <table:table-cell table:style-name="Tabela1.A1" office:value-type="string">
              <text:p text:style-name="P3"><text:span text:style-name="Strong_20_Emphasis"><text:span text:style-name="T5">Campo (Label)</text:span></text:span></text:p>
            </table:table-cell>
            <table:table-cell table:style-name="Tabela1.A1" office:value-type="string">
              <text:p text:style-name="P3"><text:span text:style-name="Strong_20_Emphasis"><text:span text:style-name="T5">Tipo de Controle</text:span></text:span></text:p>
            </table:table-cell>
            <table:table-cell table:style-name="Tabela1.A1" office:value-type="string">
              <text:p text:style-name="P3"><text:span text:style-name="Strong_20_Emphasis"><text:span text:style-name="T5">Campo do JSON de Entrada</text:span></text:span></text:p>
            </table:table-cell>
            <table:table-cell table:style-name="Tabela1.A1" office:value-type="string">
              <text:p text:style-name="P3"><text:span text:style-name="Strong_20_Emphasis"><text:span text:style-name="T5">Regras e Observações</text:span></text:span></text:p>
            </table:table-cell>
          </table:table-row>
        </table:table-header-rows>
        <table:table-row table:style-name="TableLine2023943651232">
          <table:table-cell table:style-name="Tabela1.A1" office:value-type="string">
            <text:p text:style-name="P4">Documento para Análise</text:p>
          </table:table-cell>
          <table:table-cell table:style-name="Tabela1.A1" office:value-type="string">
            <text:p text:style-name="P5"><text:span text:style-name="T3">File Upload</text:span> (múltiplo)</text:p>
          </table:table-cell>
          <table:table-cell table:style-name="Tabela1.A1" office:value-type="string">
            <text:p text:style-name="P2"><text:span text:style-name="Source_20_Text"><text:span text:style-name="T5">input.files</text:span></text:span></text:p>
          </table:table-cell>
          <table:table-cell table:style-name="Tabela1.A1" office:value-type="string">
            <text:p text:style-name="P2"><text:span text:style-name="T5">Permite o upload de </text:span><text:span text:style-name="T7">PDF, JPG, PNG</text:span><text:span text:style-name="T8">333</text:span><text:span text:style-name="T5">. Limite de </text:span><text:span text:style-name="T7">25MB por arquivo</text:span><text:span text:style-name="T8">44</text:span><text:span text:style-name="T5">. O </text:span><text:span text:style-name="T6">backend</text:span><text:span text:style-name="T5"> do formulário deve converter para </text:span><text:span text:style-name="Source_20_Text"><text:span text:style-name="T5">bytes_base64</text:span></text:span><text:span text:style-name="T5"> ou carregar para a nuvem e fornecer a </text:span><text:span text:style-name="Source_20_Text"><text:span text:style-name="T5">url</text:span></text:span><text:span text:style-name="T5">.</text:span></text:p>
          </table:table-cell>
        </table:table-row>
        <table:table-row table:style-name="TableLine2023943651232">
          <table:table-cell table:style-name="Tabela1.A1" office:value-type="string">
            <text:p text:style-name="P4">Instrução de Extração</text:p>
          </table:table-cell>
          <table:table-cell table:style-name="Tabela1.A1" office:value-type="string">
            <text:p text:style-name="P5"><text:span text:style-name="T3">Text Area</text:span> (obrigatório)</text:p>
          </table:table-cell>
          <table:table-cell table:style-name="Tabela1.A1" office:value-type="string">
            <text:p text:style-name="P2"><text:span text:style-name="Source_20_Text"><text:span text:style-name="T5">input.text</text:span></text:span></text:p>
          </table:table-cell>
          <table:table-cell table:style-name="Tabela1.A1" office:value-type="string">
            <text:p text:style-name="P5">O prompt de instrução. Exemplos: "Extrair CNPJ e valor total" ou "Gerar resumo do contrato e datas".</text:p>
          </table:table-cell>
        </table:table-row>
        <table:table-row table:style-name="TableLine2023943651232">
          <table:table-cell table:style-name="Tabela1.A1" office:value-type="string">
            <text:p text:style-name="P5"><text:span text:style-name="T3">Tipo de Documento</text:span> (Opcional)</text:p>
          </table:table-cell>
          <table:table-cell table:style-name="Tabela1.A1" office:value-type="string">
            <text:p text:style-name="P5"><text:span text:style-name="T3">Dropdown</text:span> (NF, Boleto, CNH, Contrato, Outros)</text:p>
          </table:table-cell>
          <table:table-cell table:style-name="Tabela1.A1" office:value-type="string">
            <text:p text:style-name="P2"><text:span text:style-name="T5">(Usado para preencher </text:span><text:span text:style-name="Source_20_Text"><text:span text:style-name="T5">input.text</text:span></text:span><text:span text:style-name="T5"> ou otimizar internamente)</text:span></text:p>
          </table:table-cell>
          <table:table-cell table:style-name="Tabela1.A1" office:value-type="string">
            <text:p text:style-name="P5">Ajuda o Agente na <text:span text:style-name="T3">Classificação</text:span> e prioriza modelos especializados (mais precisos e baratos).</text:p>
          </table:table-cell>
        </table:table-row>
        <table:table-row table:style-name="TableLine2023943651232">
          <table:table-cell table:style-name="Tabela1.A1" office:value-type="string">
            <text:p text:style-name="P4">ID de Rastreio RPA</text:p>
          </table:table-cell>
          <table:table-cell table:style-name="Tabela1.A1" office:value-type="string">
            <text:p text:style-name="P5"><text:span text:style-name="T3">Text Input</text:span> (opcional/automático)</text:p>
          </table:table-cell>
          <table:table-cell table:style-name="Tabela1.A1" office:value-type="string">
            <text:p text:style-name="P2"><text:span text:style-name="Source_20_Text"><text:span text:style-name="T5">metadata.correlationId</text:span></text:span></text:p>
          </table:table-cell>
          <table:table-cell table:style-name="Tabela1.A1" office:value-type="string">
            <text:p text:style-name="P2"><text:span text:style-name="T5">Se for disparado por um RPA, pode ser preenchido automaticamente (ex: </text:span><text:span text:style-name="Source_20_Text"><text:span text:style-name="T5">RPA-{{QueueItemID}}</text:span></text:span><text:span text:style-name="T5">) para garantir </text:span><text:span text:style-name="T7">idempotência</text:span><text:span text:style-name="T5"> e rastreio ponta a ponta.</text:span></text:p>
          </table:table-cell>
        </table:table-row>
      </table:table>
      <text:p text:style-name="Horizontal_20_Line"/>
      <text:h text:style-name="P1" text:outline-level="2">💡 <text:span text:style-name="T9">Otimização para Self-Service e Experiência do Usuário (UX)</text:span></text:h>
      <text:p text:style-name="P8">Para que o formulário seja eficiente e garanta a qualidade dos dados de entrada, algumas otimizações são cruciais:</text:p>
      <text:list xml:id="list972995367" text:style-name="L1">
        <text:list-item>
          <text:p text:style-name="P7"><text:soft-page-break/><text:span text:style-name="T7">Pré-visualização do </text:span><text:span text:style-name="Source_20_Text"><text:span text:style-name="T7">input.text</text:span></text:span><text:span text:style-name="T7">:</text:span><text:span text:style-name="T5"> Se o usuário selecionar um </text:span><text:span text:style-name="T7">Tipo de Documento</text:span><text:span text:style-name="T5">, o campo </text:span><text:span text:style-name="T7">Instrução de Extração</text:span><text:span text:style-name="T5"> pode ser preenchido com um </text:span><text:span text:style-name="T6">template</text:span><text:span text:style-name="T5"> padrão, facilitando a vida do usuário.</text:span></text:p>
          <text:list>
            <text:list-item>
              <text:p text:style-name="P7"><text:span text:style-name="T6">Exemplo:</text:span><text:span text:style-name="T5"> Se selecionar "Nota Fiscal", o </text:span><text:span text:style-name="Source_20_Text"><text:span text:style-name="T5">input.text</text:span></text:span><text:span text:style-name="T5"> pode ser preenchido como: "Extrair CNPJ do Emitente, Número da NF, Data de Emissão e Valor Total.".</text:span></text:p>
            </text:list-item>
          </text:list>
        </text:list-item>
        <text:list-item>
          <text:p text:style-name="P9"><text:span text:style-name="T3">Mecanismo de </text:span><text:span text:style-name="T2">Feedback</text:span><text:span text:style-name="T3">:</text:span> O formulário deve informar ao usuário o <text:span text:style-name="T3">limite de 25MB por arquivo</text:span> <text:span text:style-name="T4">11</text:span> e os tipos de arquivo suportados (PDF, JPG, etc.). Se um arquivo exceder, o formulário deve bloquear o upload e sugerir comprimir o arquivo.</text:p>
        </text:list-item>
        <text:list-item>
          <text:p text:style-name="P9"><text:span text:style-name="T3">Saída e Artefatos:</text:span> O formulário deve informar que a saída inclui <text:span text:style-name="T3">dados estruturados (JSON)</text:span> e <text:span text:style-name="T3">artefatos</text:span> auxiliares (como o texto OCR puro, CSVs de tabelas extraídas ou um PDF com <text:span text:style-name="T1">highlights</text:span>).</text:p>
        </text:list-item>
      </text:list>
      <text:p text:style-name="P6"><text:span text:style-name="T5">Este formulário garante que o Agente receba o </text:span><text:span text:style-name="Source_20_Text"><text:span text:style-name="T5">input.text</text:span></text:span><text:span text:style-name="T5"> claro e os </text:span><text:span text:style-name="Source_20_Text"><text:span text:style-name="T5">input.files</text:span></text:span><text:span text:style-name="T5"> necessários, minimizando erros e aproveitando a arquitetura assíncrona com rastreio via </text:span><text:span text:style-name="Source_20_Text"><text:span text:style-name="T5">correlationId</text:span></text:span><text:span text:style-name="T5">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8T08:13:16.261000000</meta:creation-date>
    <dc:date>2025-11-08T08:14:26.210000000</dc:date>
    <meta:editing-duration>PT1M10S</meta:editing-duration>
    <meta:editing-cycles>1</meta:editing-cycles>
    <meta:document-statistic meta:table-count="1" meta:image-count="0" meta:object-count="0" meta:page-count="2" meta:paragraph-count="31" meta:word-count="390" meta:character-count="2537" meta:non-whitespace-character-count="2182"/>
    <meta:generator>LibreOffice/7.3.2.2$Windows_X86_64 LibreOffice_project/49f2b1bff42cfccbd8f788c8dc32c1c309559be0</meta:generator>
  </office:meta>
</office:document-meta>
</file>